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2cm" draw:fill-color="#1c97cd"/>
    </style:style>
    <style:style style:name="gr2" style:family="graphic" style:parent-style-name="standard">
      <style:graphic-properties draw:stroke="none" svg:stroke-width="0cm" draw:fill-color="#add6e7"/>
    </style:style>
    <style:style style:name="gr3" style:family="graphic" style:parent-style-name="standard">
      <style:graphic-properties draw:stroke="none" svg:stroke-width="0cm" draw:fill-color="#076086"/>
    </style:style>
    <style:style style:name="gr4" style:family="graphic" style:parent-style-name="standard">
      <style:graphic-properties draw:stroke="none" svg:stroke-width="0cm" draw:fill-color="#3cafe4"/>
    </style:style>
    <style:style style:name="gr5" style:family="graphic" style:parent-style-name="standard">
      <style:graphic-properties draw:stroke="none" svg:stroke-width="0cm" draw:fill-color="#ffffff"/>
    </style:style>
    <style:style style:name="gr6" style:family="graphic" style:parent-style-name="standard">
      <style:graphic-properties draw:stroke="none" svg:stroke-width="0cm" draw:fill-color="#000000"/>
    </style:style>
  </office:automatic-styles>
  <office:body>
    <office:drawing>
      <draw:page draw:name="page1" draw:style-name="dp1" draw:master-page-name="Default">
        <draw:g>
          <draw:glue-point draw:id="4" svg:x="-4.002cm" svg:y="-5cm"/>
          <draw:glue-point draw:id="5" svg:x="5cm" svg:y="-5cm"/>
          <draw:glue-point draw:id="6" svg:x="0.499cm" svg:y="-5cm"/>
          <draw:glue-point draw:id="7" svg:x="-4.949cm" svg:y="5cm"/>
          <draw:glue-point draw:id="8" svg:x="4.084cm" svg:y="5cm"/>
          <draw:glue-point draw:id="9" svg:x="-0.433cm" svg:y="5cm"/>
          <draw:glue-point draw:id="10" svg:x="-5cm" svg:y="-3.378cm"/>
          <draw:glue-point draw:id="11" svg:x="-5cm" svg:y="0.769cm"/>
          <draw:glue-point draw:id="12" svg:x="5cm" svg:y="3.36cm"/>
          <draw:glue-point draw:id="13" svg:x="5cm" svg:y="-0.82cm"/>
          <draw:glue-point draw:id="14" svg:x="0.02cm" svg:y="-0.007cm"/>
          <draw:polygon draw:style-name="gr1" draw:layer="layout" svg:width="3.147cm" svg:height="1.634cm" svg:x="0.03cm" svg:y="0.336cm" svg:viewBox="0 0 3148 1635" draw:points="0,0 0,1635 3148,1635 3148,0">
            <text:p/>
          </draw:polygon>
          <draw:polygon draw:style-name="gr2" draw:layer="layout" svg:width="0.023cm" svg:height="1.646cm" svg:x="0.018cm" svg:y="0.336cm" svg:viewBox="0 0 24 1647" draw:points="12,1647 24,1634 24,0 0,0 0,1634 12,1647 0,1634 0,1647">
            <text:p/>
          </draw:polygon>
          <draw:polygon draw:style-name="gr2" draw:layer="layout" svg:width="3.159cm" svg:height="0.023cm" svg:x="0.03cm" svg:y="1.96cm" svg:viewBox="0 0 3160 24" draw:points="3160,11 3147,0 0,0 0,24 3147,24 3160,11 3147,24 3160,24">
            <text:p/>
          </draw:polygon>
          <draw:polygon draw:style-name="gr2" draw:layer="layout" svg:width="0.024cm" svg:height="1.646cm" svg:x="3.165cm" svg:y="0.324cm" svg:viewBox="0 0 25 1647" draw:points="12,0 0,12 0,1647 25,1647 25,12 12,0 25,12 25,0">
            <text:p/>
          </draw:polygon>
          <draw:polygon draw:style-name="gr2" draw:layer="layout" svg:width="3.159cm" svg:height="0.024cm" svg:x="0.018cm" svg:y="0.324cm" svg:viewBox="0 0 3160 25" draw:points="0,12 12,25 3160,25 3160,0 12,0 0,12 12,0 0,0">
            <text:p/>
          </draw:polygon>
          <draw:polygon draw:style-name="gr3" draw:layer="layout" svg:width="0.305cm" svg:height="1.942cm" svg:x="3.177cm" svg:y="0.029cm" svg:viewBox="0 0 306 1943" draw:points="0,307 306,0 306,1635 0,1943">
            <text:p/>
          </draw:polygon>
          <draw:polygon draw:style-name="gr2" draw:layer="layout" svg:width="0.325cm" svg:height="0.344cm" svg:x="3.168cm" svg:y="0cm" svg:viewBox="0 0 326 345" draw:points="326,28 306,19 0,328 17,345 322,37 326,28 326,0 306,19">
            <text:p/>
          </draw:polygon>
          <draw:polygon draw:style-name="gr2" draw:layer="layout" svg:width="0.023cm" svg:height="1.643cm" svg:x="3.47cm" svg:y="0.029cm" svg:viewBox="0 0 24 1644" draw:points="20,1644 24,1635 24,0 0,0 0,1635 20,1644 24,1639 24,1635">
            <text:p/>
          </draw:polygon>
          <draw:polygon draw:style-name="gr2" draw:layer="layout" svg:width="0.326cm" svg:height="0.345cm" svg:x="3.165cm" svg:y="1.655cm" svg:viewBox="0 0 327 346" draw:points="0,316 20,326 327,16 310,0 3,308 0,316 0,346 20,326">
            <text:p/>
          </draw:polygon>
          <draw:polygon draw:style-name="gr2" draw:layer="layout" svg:width="0.024cm" svg:height="1.643cm" svg:x="3.165cm" svg:y="0.328cm" svg:viewBox="0 0 25 1644" draw:points="3,0 0,8 0,1644 25,1644 25,8 3,0 0,4 0,8">
            <text:p/>
          </draw:polygon>
          <draw:polygon draw:style-name="gr4" draw:layer="layout" svg:width="3.451cm" svg:height="0.308cm" svg:x="0.03cm" svg:y="0.029cm" svg:viewBox="0 0 3452 309" draw:points="0,309 328,0 3452,0 3147,309">
            <text:p/>
          </draw:polygon>
          <draw:polygon draw:style-name="gr2" draw:layer="layout" svg:width="0.344cm" svg:height="0.329cm" svg:x="0.022cm" svg:y="0.016cm" svg:viewBox="0 0 345 330" draw:points="337,0 328,3 0,312 16,330 345,20 337,0 332,0 328,3">
            <text:p/>
          </draw:polygon>
          <draw:polygon draw:style-name="gr2" draw:layer="layout" svg:width="3.152cm" svg:height="0.024cm" svg:x="0.359cm" svg:y="0.016cm" svg:viewBox="0 0 3153 25" draw:points="3133,21 3124,0 0,0 0,25 3124,25 3133,21 3153,0 3124,0">
            <text:p/>
          </draw:polygon>
          <draw:polygon draw:style-name="gr2" draw:layer="layout" svg:width="0.322cm" svg:height="0.329cm" svg:x="3.168cm" svg:y="0.02cm" svg:viewBox="0 0 323 330" draw:points="8,330 17,325 323,17 306,0 0,309 8,330 12,330 17,325">
            <text:p/>
          </draw:polygon>
          <draw:polygon draw:style-name="gr2" draw:layer="layout" svg:width="3.177cm" svg:height="0.024cm" svg:x="0cm" svg:y="0.324cm" svg:viewBox="0 0 3178 25" draw:points="22,3 30,25 3178,25 3178,0 30,0 22,3 0,25 30,25">
            <text:p/>
          </draw:polygon>
          <draw:polygon draw:style-name="gr5" draw:layer="layout" svg:width="0.476cm" svg:height="0.666cm" svg:x="1.093cm" svg:y="0.551cm" svg:viewBox="0 0 477 667" draw:points="477,667 0,667 0,0 477,0">
            <text:p/>
          </draw:polygon>
          <draw:polygon draw:style-name="gr6" draw:layer="layout" svg:width="0.494cm" svg:height="0.036cm" svg:x="1.075cm" svg:y="1.2cm" svg:viewBox="0 0 495 37" draw:points="0,18 18,37 495,37 495,0 18,0 0,18 0,37 18,37">
            <text:p/>
          </draw:polygon>
          <draw:polygon draw:style-name="gr6" draw:layer="layout" svg:width="0.035cm" svg:height="0.684cm" svg:x="1.075cm" svg:y="0.533cm" svg:viewBox="0 0 36 685" draw:points="18,0 0,18 0,685 36,685 36,18 18,0 0,0 0,18">
            <text:p/>
          </draw:polygon>
          <draw:polygon draw:style-name="gr6" draw:layer="layout" svg:width="0.494cm" svg:height="0.036cm" svg:x="1.093cm" svg:y="0.533cm" svg:viewBox="0 0 495 37" draw:points="495,18 477,0 0,0 0,37 477,37 495,18 495,0 477,0">
            <text:p/>
          </draw:polygon>
          <draw:polygon draw:style-name="gr6" draw:layer="layout" svg:width="0.035cm" svg:height="0.684cm" svg:x="1.551cm" svg:y="0.551cm" svg:viewBox="0 0 36 685" draw:points="18,685 36,666 36,0 0,0 0,666 18,685 36,685 36,666">
            <text:p/>
          </draw:polygon>
          <draw:polygon draw:style-name="gr5" draw:layer="layout" svg:width="0.476cm" svg:height="0.667cm" svg:x="1.363cm" svg:y="0.824cm" svg:viewBox="0 0 477 668" draw:points="477,668 0,668 0,0 477,0">
            <text:p/>
          </draw:polygon>
          <draw:polygon draw:style-name="gr6" draw:layer="layout" svg:width="0.494cm" svg:height="0.036cm" svg:x="1.346cm" svg:y="1.473cm" svg:viewBox="0 0 495 37" draw:points="0,19 17,37 495,37 495,0 17,0 0,19 0,37 17,37">
            <text:p/>
          </draw:polygon>
          <draw:polygon draw:style-name="gr6" draw:layer="layout" svg:width="0.035cm" svg:height="0.685cm" svg:x="1.346cm" svg:y="0.807cm" svg:viewBox="0 0 36 686" draw:points="17,0 0,17 0,686 36,686 36,17 17,0 0,0 0,17">
            <text:p/>
          </draw:polygon>
          <draw:polygon draw:style-name="gr6" draw:layer="layout" svg:width="0.494cm" svg:height="0.035cm" svg:x="1.363cm" svg:y="0.807cm" svg:viewBox="0 0 495 36" draw:points="495,17 477,0 0,0 0,36 477,36 495,17 495,0 477,0">
            <text:p/>
          </draw:polygon>
          <draw:polygon draw:style-name="gr6" draw:layer="layout" svg:width="0.035cm" svg:height="0.684cm" svg:x="1.822cm" svg:y="0.824cm" svg:viewBox="0 0 36 685" draw:points="18,685 36,667 36,0 0,0 0,667 18,685 36,685 36,667">
            <text:p/>
          </draw:polygon>
          <draw:polygon draw:style-name="gr5" draw:layer="layout" svg:width="0.475cm" svg:height="0.666cm" svg:x="1.635cm" svg:y="1.098cm" svg:viewBox="0 0 476 667" draw:points="476,667 0,667 0,0 476,0">
            <text:p/>
          </draw:polygon>
          <draw:polygon draw:style-name="gr6" draw:layer="layout" svg:width="0.493cm" svg:height="0.036cm" svg:x="1.617cm" svg:y="1.747cm" svg:viewBox="0 0 494 37" draw:points="0,18 18,37 494,37 494,0 18,0 0,18 0,37 18,37">
            <text:p/>
          </draw:polygon>
          <draw:polygon draw:style-name="gr6" draw:layer="layout" svg:width="0.035cm" svg:height="0.684cm" svg:x="1.617cm" svg:y="1.08cm" svg:viewBox="0 0 36 685" draw:points="18,0 0,18 0,685 36,685 36,18 18,0 0,0 0,18">
            <text:p/>
          </draw:polygon>
          <draw:polygon draw:style-name="gr6" draw:layer="layout" svg:width="0.493cm" svg:height="0.035cm" svg:x="1.635cm" svg:y="1.08cm" svg:viewBox="0 0 494 36" draw:points="494,18 476,0 0,0 0,36 476,36 494,18 494,0 476,0">
            <text:p/>
          </draw:polygon>
          <draw:polygon draw:style-name="gr6" draw:layer="layout" svg:width="0.035cm" svg:height="0.684cm" svg:x="2.093cm" svg:y="1.098cm" svg:viewBox="0 0 36 685" draw:points="18,685 36,666 36,0 0,0 0,666 18,685 36,685 36,666">
            <text:p/>
          </draw:polygon>
          <draw:polygon draw:style-name="gr6" draw:layer="layout" svg:width="0.889cm" svg:height="0.372cm" svg:x="0.155cm" svg:y="0.743cm" svg:viewBox="0 0 890 373" draw:points="564,231 0,232 0,141 564,141 564,0 890,186 564,373">
            <text:p/>
          </draw:polygon>
          <draw:polygon draw:style-name="gr6" draw:layer="layout" svg:width="0.889cm" svg:height="0.372cm" svg:x="2.181cm" svg:y="1.286cm" svg:viewBox="0 0 890 373" draw:points="563,231 0,231 0,141 563,141 564,0 890,186 564,373">
            <text:p/>
          </draw:polygon>
          <draw:polygon draw:style-name="gr5" draw:layer="layout" svg:width="0.889cm" svg:height="0.372cm" svg:x="0.136cm" svg:y="0.721cm" svg:viewBox="0 0 890 373" draw:points="564,231 0,231 0,141 564,141 564,0 890,186 564,373">
            <text:p/>
          </draw:polygon>
          <draw:polygon draw:style-name="gr5" draw:layer="layout" svg:width="0.889cm" svg:height="0.372cm" svg:x="2.162cm" svg:y="1.264cm" svg:viewBox="0 0 890 373" draw:points="563,230 0,231 0,141 563,140 563,0 890,186 563,373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IPTV content manager</dc:title>
    <meta:creation-date>2011-02-07T16:35:25</meta:creation-date>
    <meta:editing-duration>P0D</meta:editing-duration>
    <meta:editing-cycles>1</meta:editing-cycles>
    <meta:document-statistic meta:object-count="35"/>
    <meta:generator>OpenOffice.org/3.3$Linux OpenOffice.org_project/330m20$Build-9567</meta:generator>
  </office:meta>
</office:document-meta>
</file>